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4.142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Bedrijfsnaam</text:p>
          </table:table-cell>
          <table:table-cell office:value-type="string">
            <text:p>@{$.company.name}</text:p>
          </table:table-cell>
          <table:table-cell table:number-columns-repeated="1022"/>
        </table:table-row>
        <table:table-row table:style-name="ro1">
          <table:table-cell office:value-type="string">
            <text:p>Adres</text:p>
          </table:table-cell>
          <table:table-cell office:value-type="string">
            <text:p>@{$.company.address.street} @{$.company.address.house_number} @{$.company.address.house_number_addendum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Werknemers</text:p>
          </table:table-cell>
          <table:table-cell table:number-columns-repeated="1023"/>
        </table:table-row>
        <table:table-row table:style-name="ro1">
          <table:table-cell office:value-type="string">
            <text:p>Naam</text:p>
          </table:table-cell>
          <table:table-cell office:value-type="string">
            <text:p>Leeftijd</text:p>
          </table:table-cell>
          <table:table-cell office:value-type="string">
            <text:p>Functie</text:p>
          </table:table-cell>
          <table:table-cell office:value-type="string">
            <text:p>Salaris per maand</text:p>
          </table:table-cell>
          <table:table-cell table:number-columns-repeated="1020"/>
        </table:table-row>
        <table:table-row table:style-name="ro3">
          <table:table-cell office:value-type="string">
            <text:p>@{$.company.employees[*].name}</text:p>
          </table:table-cell>
          <table:table-cell office:value-type="string">
            <text:p>@{$.company.employees[*].age}</text:p>
          </table:table-cell>
          <table:table-cell office:value-type="string">
            <text:p>@{$.company.employees[*].job}</text:p>
          </table:table-cell>
          <table:table-cell office:value-type="string">
            <text:p>@{$.company.employees[*].salary}{"formatter":"euro"}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8000" number:language="nl" number:country="NL">
      <number:number number:min-integer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 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8133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8133P2" style:volatile="true" number:language="nl" number:country="NL">
      <number:text> € - </number:text>
    </number:number-style>
    <number:text-style style:name="N8133" number:language="nl" number:country="N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nl" number:country="NL">
      <number:number number:decimal-places="2" number:min-integer-digits="1" number:grouping="true"/>
      <number:text> </number:text>
    </number:number-style>
    <number:number-style style:name="N8136P1" style:volatile="true" number:language="nl" number:country="NL">
      <number:number number:decimal-places="2" number:min-integer-digits="1" number:grouping="true"/>
      <number:text>-</number:text>
    </number:number-style>
    <number:number-style style:name="N8136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8136" number:language="nl" number:country="NL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8140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8140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8140" number:language="nl" number:country="NL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nl" number:country="NL">
      <number:minutes number:style="long"/>
      <number:text>:</number:text>
      <number:seconds number:style="long"/>
    </number:time-style>
    <number:time-style style:name="N8142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nl" number:country="NL">
      <number:minutes number:style="long"/>
      <number:text>:</number:text>
      <number:seconds number:style="long" number:decimal-places="1"/>
    </number:time-style>
    <number:number-style style:name="N8144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2">22-12-2023</text:date>, <text:time>12:21: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22T12:21:53.39</dc:date>
    <dc:creator>Ruben Vincenten</dc:creator>
    <meta:generator>OpenOffice/4.1.14$Win32 OpenOffice.org_project/4114m1$Build-9811</meta:generator>
    <meta:editing-duration>PT10M56S</meta:editing-duration>
    <meta:editing-cycles>3</meta:editing-cycles>
    <meta:document-statistic meta:table-count="1" meta:cell-count="13" meta:object-count="0"/>
  </office:meta>
</office:document-meta>
</file>